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TEP 1-KNOW (6:1-10): Believers must be aware of three facts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TEP 1-KNOW (6:1-10): Believers must be aware of three facts.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have been crucified with Christ (6:1-3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have been resurrected with Christ (6:4-5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y are now both dead and alive (6:6-10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y are now both dead and alive (6:6-10).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Dead to their sin (6:6-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Alive in the Saviour (6:8-10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STEP 1-KNOW (6:1-10): Believers must be aware of three facts.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y have been crucified with Christ (6:1-3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y have been resurrected with Christ (6:4-5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y are now both dead and alive (6:6-10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ROMANS 6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STEP 1-KNOW (6:1-10): Believers must be aware of three facts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STEP 2-RECKON (6:11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STEP 3-YIELD (6:12-2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STEP 3-YIELD (6:12-23):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wrong kind (6:12-13a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right kind (6:13b-23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The right kind (6:13b-23)<text:s text:c="1"/></text:span><text:span text:style-name="a526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The confusion (6:15a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correction (6:15b-1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challenge (6:13b-14, 19-2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conclusion (6:23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8" draw:style-name="a545" draw:master-page-name="Master1-Layout12-tx-Title-and-Text" presentation:presentation-page-layout-name="Master1-PPL12" draw:id="Slide-263">
        <draw:frame draw:id="id97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conclusion (6:23)<text:s text:c="1"/></text:span><text:span text:style-name="a547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"The wages of sin is death" (6:23a)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"The free gift of God is eternal life through Christ Jesus our Lord" (6:23b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The right kind (6:13b-23)<text:s text:c="1"/></text:span><text:span text:style-name="a562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confusion (6:15a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correction (6:15b-18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challenge (6:13b-14, 19-2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conclusion (6:23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2-tx-Title-and-Text" presentation:presentation-page-layout-name="Master1-PPL12" draw:id="Slide-265">
        <draw:frame draw:id="id101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STEP 3-YIELD (6:12-23):<text:s text:c="1"/></text:span><text:span text:style-name="a583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wrong kind (6:12-13a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right kind (6:13b-23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2-tx-Title-and-Text" presentation:presentation-page-layout-name="Master1-PPL12" draw:id="Slide-266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ROMANS 6</text:span><text:span text:style-name="a598" text:class-names=""/></text:p>
          </draw:text-box>
          <svg:title/>
          <svg:desc/>
        </draw:frame>
        <draw:frame draw:id="id104" presentation:style-name="a613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STEP 1-KNOW (6:1-10): Believers must be aware of three facts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STEP 2-RECKON (6:11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STEP 3-YIELD (6:12-23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6</dc:title>
    <meta:initial-creator>David STRICKLAND</meta:initial-creator>
    <dc:creator>David STRICKLAND</dc:creator>
    <meta:creation-date>2020-02-23T23:22:23Z</meta:creation-date>
    <dc:date>2020-02-23T23:22:23Z</dc:date>
    <meta:template xlink:href="BibleStudy" xlink:type="simple"/>
    <meta:editing-cycles>1</meta:editing-cycles>
    <meta:editing-duration>PT0S</meta:editing-duration>
    <meta:document-statistic meta:paragraph-count="40" meta:word-count="321"/>
  </office:meta>
</office:document-meta>
</file>